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EF0000004E334A7F48065B6E4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667in" table:align="left"/>
    </style:style>
    <style:style style:name="Table4.A" style:family="table-column">
      <style:table-column-properties style:column-width="1.5604in"/>
    </style:style>
    <style:style style:name="Table4.B" style:family="table-column">
      <style:table-column-properties style:column-width="0.1243in"/>
    </style:style>
    <style:style style:name="Table4.C" style:family="table-column">
      <style:table-column-properties style:column-width="4.9819in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6.6667in" table:align="left"/>
    </style:style>
    <style:style style:name="Table7.A" style:family="table-column">
      <style:table-column-properties style:column-width="1.5604in"/>
    </style:style>
    <style:style style:name="Table7.B" style:family="table-column">
      <style:table-column-properties style:column-width="0.1243in"/>
    </style:style>
    <style:style style:name="Table7.C" style:family="table-column">
      <style:table-column-properties style:column-width="4.9819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c750ec" officeooo:paragraph-rsid="00c750ec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officeooo:paragraph-rsid="0062b4c3"/>
    </style:style>
    <style:style style:name="P4" style:family="paragraph" style:parent-style-name="Table_20_Contents">
      <style:paragraph-properties fo:margin-top="0.0402in" fo:margin-bottom="0in" loext:contextual-spacing="false" fo:text-align="center" style:justify-single-word="false"/>
      <style:text-properties style:font-name="FreeSans" fo:font-size="11pt" fo:font-weight="bold" officeooo:rsid="002e81eb" officeooo:paragraph-rsid="00414280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0f8ffce"/>
    </style:style>
    <style:style style:name="P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font-weight="bold" officeooo:rsid="002e81eb" officeooo:paragraph-rsid="0120f7a6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font-weight="bold" officeooo:rsid="002e81eb" officeooo:paragraph-rsid="00f8ffce" style:font-size-asian="9pt" style:font-weight-asian="bold" style:font-size-complex="9pt" style:font-weight-complex="bold"/>
    </style:style>
    <style:style style:name="P8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P9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116823a" style:font-size-asian="7pt" style:font-size-complex="7pt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fo:font-weight="normal" officeooo:rsid="00b9cd7e" officeooo:paragraph-rsid="00645f36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fo:font-weight="normal" officeooo:rsid="00b9cd7e" officeooo:paragraph-rsid="00dca8fb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fo:font-weight="normal" officeooo:rsid="00895e0a" officeooo:paragraph-rsid="011d5052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officeooo:rsid="0084e029" officeooo:paragraph-rsid="0084e029" style:font-size-asian="8pt" style:font-size-complex="8pt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officeooo:rsid="0084e029" officeooo:paragraph-rsid="00af39f8" style:font-size-asian="8pt" style:font-size-complex="8pt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officeooo:rsid="0084e029" officeooo:paragraph-rsid="010d8e95" style:font-size-asian="8pt" style:font-size-complex="8pt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officeooo:rsid="0084e029" officeooo:paragraph-rsid="01135400" style:font-size-asian="8pt" style:font-size-complex="8pt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officeooo:rsid="00b1efdc" officeooo:paragraph-rsid="00b1efdc" style:font-size-asian="8pt" style:font-size-complex="8pt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text:number-lines="false" text:line-number="0"/>
      <style:text-properties style:font-name="FreeSans" fo:font-size="8pt" officeooo:rsid="00866bc7" officeooo:paragraph-rsid="00b72484" style:font-size-asian="8pt" style:font-size-complex="8pt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text:number-lines="false" text:line-number="0"/>
      <style:text-properties style:font-name="FreeSans" fo:font-size="8pt" officeooo:rsid="00b72484" officeooo:paragraph-rsid="00b72484" style:font-size-asian="8pt" style:font-size-complex="8pt"/>
    </style:style>
    <style:style style:name="P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officeooo:paragraph-rsid="00af39f8"/>
    </style:style>
    <style:style style:name="P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officeooo:paragraph-rsid="010d8e95"/>
    </style:style>
    <style:style style:name="P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officeooo:paragraph-rsid="01135400"/>
    </style:style>
    <style:style style:name="P23" style:family="paragraph" style:parent-style-name="Standard" style:master-page-name="">
      <style:paragraph-properties fo:margin-left="0in" fo:margin-right="0in" fo:margin-top="0in" fo:margin-bottom="0.1181in" loext:contextual-spacing="false" fo:text-align="center" style:justify-single-word="false" fo:text-indent="0in" style:auto-text-indent="false" style:page-number="auto"/>
      <style:text-properties style:font-name="FreeSans" fo:font-size="8pt" officeooo:rsid="006e7526" officeooo:paragraph-rsid="008566c1" style:font-size-asian="8pt" style:font-size-complex="8pt"/>
    </style:style>
    <style:style style:name="P24" style:family="paragraph" style:parent-style-name="Table_20_Contents" style:master-page-name="">
      <style:paragraph-properties fo:margin-left="0in" fo:margin-right="0in" fo:margin-top="0in" fo:margin-bottom="0.1181in" loext:contextual-spacing="false" fo:text-align="center" style:justify-single-word="false" fo:text-indent="0in" style:auto-text-indent="false" style:page-number="auto"/>
      <style:text-properties style:font-name="FreeSans" fo:font-size="8pt" officeooo:rsid="006e7526" officeooo:paragraph-rsid="010d8e95" style:font-size-asian="8pt" style:font-size-complex="8pt"/>
    </style:style>
    <style:style style:name="P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officeooo:paragraph-rsid="00ae9c14"/>
    </style:style>
    <style:style style:name="P26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/>
      <style:text-properties officeooo:paragraph-rsid="010d8e95"/>
    </style:style>
    <style:style style:name="P27" style:family="paragraph" style:parent-style-name="Table_20_Contents">
      <style:paragraph-properties fo:text-align="justify" style:justify-single-word="false"/>
      <style:text-properties fo:font-size="8pt" officeooo:rsid="003367ea" officeooo:paragraph-rsid="00af39f8" style:font-size-asian="8pt" style:font-size-complex="8pt"/>
    </style:style>
    <style:style style:name="P28" style:family="paragraph" style:parent-style-name="Table_20_Contents">
      <style:paragraph-properties fo:text-align="justify" style:justify-single-word="false"/>
      <style:text-properties fo:font-size="8pt" officeooo:rsid="003367ea" officeooo:paragraph-rsid="003367ea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fo:font-size="8pt" fo:font-weight="bold" officeooo:rsid="00a5e58c" officeooo:paragraph-rsid="00ae9c14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size="8pt" fo:font-weight="bold" officeooo:rsid="003367ea" officeooo:paragraph-rsid="003367ea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margin-left="0.4925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officeooo:rsid="007f9261" officeooo:paragraph-rsid="0084e029" style:font-size-asian="8pt" style:font-size-complex="8pt"/>
    </style:style>
    <style:style style:name="P32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0f77d42"/>
    </style:style>
    <style:style style:name="P33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237218"/>
    </style:style>
    <style:style style:name="P34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262af8"/>
    </style:style>
    <style:style style:name="T1" style:family="text">
      <style:text-properties style:font-name="FreeSans" fo:font-size="8pt" fo:font-weight="bold" officeooo:rsid="002e81eb" style:font-size-asian="8pt" style:font-weight-asian="bold" style:font-size-complex="8pt" style:font-weight-complex="bold"/>
    </style:style>
    <style:style style:name="T2" style:family="text">
      <style:text-properties style:font-name="FreeSans" fo:font-size="8pt" fo:font-weight="normal" officeooo:rsid="002e81eb" style:font-size-asian="8pt" style:font-weight-asian="normal" style:font-size-complex="8pt" style:font-weight-complex="normal"/>
    </style:style>
    <style:style style:name="T3" style:family="text">
      <style:text-properties style:font-name="FreeSans" fo:font-size="8pt" fo:font-weight="normal" officeooo:rsid="011cfc7a" style:font-size-asian="8pt" style:font-weight-asian="normal" style:font-size-complex="8pt" style:font-weight-complex="normal"/>
    </style:style>
    <style:style style:name="T4" style:family="text">
      <style:text-properties style:font-name="FreeSans" fo:font-size="8pt" fo:font-weight="normal" officeooo:rsid="00e52ccc" style:font-size-asian="8pt" style:font-weight-asian="normal" style:font-size-complex="8pt" style:font-weight-complex="normal"/>
    </style:style>
    <style:style style:name="T5" style:family="text">
      <style:text-properties style:font-name="FreeSans" fo:font-size="8pt" fo:font-weight="normal" officeooo:rsid="01237218" style:font-size-asian="8pt" style:font-weight-asian="normal" style:font-size-complex="8pt" style:font-weight-complex="normal"/>
    </style:style>
    <style:style style:name="T6" style:family="text">
      <style:text-properties style:font-name="FreeSans" fo:font-size="8pt" fo:font-weight="normal" officeooo:rsid="01262af8" style:font-size-asian="8pt" style:font-weight-asian="normal" style:font-size-complex="8pt" style:font-weight-complex="normal"/>
    </style:style>
    <style:style style:name="T7" style:family="text">
      <style:text-properties style:font-name="FreeSans" fo:font-size="8pt" officeooo:rsid="011e29ae" style:font-size-asian="8pt" style:font-size-complex="8pt"/>
    </style:style>
    <style:style style:name="T8" style:family="text">
      <style:text-properties style:font-name="FreeSans" fo:font-size="9pt" fo:font-weight="bold" officeooo:rsid="002e81eb" style:font-size-asian="9pt" style:font-weight-asian="bold" style:font-size-complex="9pt" style:font-weight-complex="bold"/>
    </style:style>
    <style:style style:name="T9" style:family="text">
      <style:text-properties style:font-name="FreeSans" fo:font-size="9pt" fo:font-weight="bold" officeooo:rsid="0122c0fb" style:font-size-asian="9pt" style:font-weight-asian="bold" style:font-size-complex="9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22c0fb"/>
    </style:style>
    <style:style style:name="T12" style:family="text">
      <style:text-properties fo:font-size="8pt" fo:font-weight="normal" officeooo:rsid="00a5e58c" style:font-size-asian="8pt" style:font-weight-asian="normal" style:font-size-complex="8pt" style:font-weight-complex="normal"/>
    </style:style>
    <style:style style:name="T13" style:family="text">
      <style:text-properties fo:font-size="8pt" fo:font-weight="normal" officeooo:rsid="00e52ccc" style:font-size-asian="8pt" style:font-weight-asian="normal" style:font-size-complex="8pt" style:font-weight-complex="normal"/>
    </style:style>
    <style:style style:name="T14" style:family="text">
      <style:text-properties fo:font-size="8pt" officeooo:rsid="011cfc7a" style:font-size-asian="8pt" style:font-size-complex="8pt"/>
    </style:style>
    <style:style style:name="T15" style:family="text">
      <style:text-properties officeooo:rsid="004b4950"/>
    </style:style>
    <style:style style:name="T16" style:family="text">
      <style:text-properties officeooo:rsid="0119b6c5"/>
    </style:style>
    <style:style style:name="T17" style:family="text">
      <style:text-properties fo:font-weight="normal" officeooo:rsid="00e52ccc" style:font-weight-asian="normal" style:font-weight-complex="normal"/>
    </style:style>
    <style:style style:name="T18" style:family="text">
      <style:text-properties officeooo:rsid="00a5e58c"/>
    </style:style>
    <style:style style:name="T19" style:family="text">
      <style:text-properties officeooo:rsid="00b92e9e"/>
    </style:style>
    <style:style style:name="T20" style:family="text">
      <style:text-properties fo:color="#000080" style:font-name="FreeSans" fo:font-size="8pt" fo:language="zxx" fo:country="none" style:text-underline-style="solid" style:text-underline-width="auto" style:text-underline-color="font-color" officeooo:rsid="011e29ae" style:font-size-asian="8pt" style:language-asian="zxx" style:country-asian="none" style:font-size-complex="8pt" style:language-complex="zxx" style:country-complex="none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in">
          <style:column-sep style:width="0.0035in" style:color="#b2b2b2" style:height="100%" style:style="solid" style:vertical-align="middle"/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last" text:name="py3o.last"/>
        <text:user-field-decl office:value-type="string" office:string-value="date" text:name="py3o.date"/>
        <text:user-field-decl office:value-type="string" office:string-value="period" text:name="py3o.objects.period"/>
        <text:user-field-decl office:value-type="string" office:string-value="dependence_id" text:name="py3o.objects.dependence_id"/>
        <text:user-field-decl office:value-type="string" office:string-value="document_type_id" text:name="py3o.objects.document_type_id"/>
        <text:user-field-decl office:value-type="string" office:string-value="dependence_id.name" text:name="py3o.objects.dependence_id.name"/>
        <text:user-field-decl office:value-type="string" office:string-value="document_type_id.name" text:name="py3o.objects.document_type_id.name"/>
        <text:user-field-decl office:value-type="string" office:string-value="context_today" text:name="py3o.context_today"/>
        <text:user-field-decl office:value-type="string" office:string-value="doc" text:name="py3o.doc"/>
      </text:user-field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0">Período</text:p>
          </table:table-cell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10"><text:user-field-get text:name="py3o.objects.period">period</text:user-field-get></text:p>
          </table:table-cell>
        </table:table-row>
        <table:table-row>
          <table:table-cell table:style-name="Table4.A1" office:value-type="string">
            <text:p text:style-name="P30">Dependencia</text:p>
          </table:table-cell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11"><text:user-field-get text:name="py3o.objects.dependence_id.name">dependence_id.name</text:user-field-get></text:p>
          </table:table-cell>
        </table:table-row>
        <table:table-row>
          <table:table-cell table:style-name="Table4.A1" office:value-type="string">
            <text:p text:style-name="P30">Tipo de Documento</text:p>
          </table:table-cell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11"><text:user-field-get text:name="py3o.objects.document_type_id.name">document_type_id.name</text:user-field-get></text:p>
          </table:table-cell>
        </table:table-row>
      </table:table>
      <text:p text:style-name="P25"><text:a xlink:type="simple" xlink:href="py3o://if=%22objects.search_missing().last%22" text:style-name="Internet_20_link" text:visited-style-name="Visited_20_Internet_20_Link"><text:span text:style-name="T14">if="objects.search_missing().last"</text:span></text:a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9">Último Ingresado</text:p>
          </table:table-cell>
          <table:table-cell table:style-name="Table7.A1" office:value-type="string">
            <text:p text:style-name="P27"/>
          </table:table-cell>
          <table:table-cell table:style-name="Table7.A1" office:value-type="string">
            <text:p text:style-name="P12"><text:span text:style-name="T18">Nº </text:span><text:a xlink:type="simple" xlink:href="py3o://function=%22objects.search_missing().last%22" text:style-name="Internet_20_link" text:visited-style-name="Visited_20_Internet_20_Link"><text:span text:style-name="T18">function="objects.search_missing().last"</text:span></text:a></text:p>
          </table:table-cell>
        </table:table-row>
      </table:table>
      <text:p text:style-name="P20"><text:a xlink:type="simple" xlink:href="py3o:///if" text:style-name="Internet_20_link" text:visited-style-name="Visited_20_Internet_20_Link"><text:span text:style-name="T4">/if</text:span></text:a></text:p>
      <text:p text:style-name="P14"/>
      <text:p text:style-name="P17"/>
      <text:p text:style-name="P21"><text:a xlink:type="simple" xlink:href="py3o://if=%22objects.search_missing().missing%22" text:style-name="Internet_20_link" text:visited-style-name="Visited_20_Internet_20_Link"><text:span text:style-name="T7">if="objects.search_missing().missing"</text:span></text:a></text:p>
      <text:p text:style-name="P31"/>
      <text:section text:style-name="Sect1" text:name="Section1">
        <text:p text:style-name="P26"><text:a xlink:type="simple" xlink:href="py3o://for=%22doc%20in%20objects.search_missing().missing%22" text:style-name="Internet_20_link" text:visited-style-name="Visited_20_Internet_20_Link"><text:span text:style-name="T7">for="doc in objects.search_missing().missing"</text:span></text:a></text:p>
        <text:p text:style-name="P23"><text:user-field-get text:name="py3o.doc">doc</text:user-field-get></text:p>
        <text:p text:style-name="P24"><text:a xlink:type="simple" xlink:href="py3o:///for" text:style-name="Internet_20_link" text:visited-style-name="Visited_20_Internet_20_Link">/for</text:a></text:p>
      </text:section>
      <text:p text:style-name="P15"><text:a xlink:type="simple" xlink:href="py3o:///if" text:style-name="Internet_20_link" text:visited-style-name="Visited_20_Internet_20_Link"><text:span text:style-name="T17">/if</text:span></text:a></text:p>
      <text:p text:style-name="P22"><text:a xlink:type="simple" xlink:href="py3o://if=%22not%20objects.search_missing().missing%20and%20objects.search_missing().last%22" text:style-name="Internet_20_link" text:visited-style-name="Visited_20_Internet_20_Link"><text:span text:style-name="T20">if="not objects.search_missing().missing and objects.search_missing().last"</text:span></text:a></text:p>
      <text:p text:style-name="P18">No existen actos administrativos faltantes.</text:p>
      <text:p text:style-name="P16"><text:a xlink:type="simple" xlink:href="py3o:///if" text:style-name="Internet_20_link" text:visited-style-name="Visited_20_Internet_20_Link"><text:span text:style-name="T17">/if</text:span></text:a></text:p>
      <text:p text:style-name="P22"><text:a xlink:type="simple" xlink:href="py3o://if=%22not%20objects.search_missing().missing%20and%20not%20objects.search_missing().last%22" text:style-name="Internet_20_link" text:visited-style-name="Visited_20_Internet_20_Link"><text:span text:style-name="T20">if="not objects.search_missing().missing and not objects.search_missing().last"</text:span></text:a></text:p>
      <text:p text:style-name="P19"><text:span text:style-name="T19">No se registran ingresos con este criterio</text:span>.</text:p>
      <text:p text:style-name="P13"><text:a xlink:type="simple" xlink:href="py3o:///if" text:style-name="Internet_20_link" text:visited-style-name="Visited_20_Internet_20_Link"><text:span text:style-name="T17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 style:master-page-name="">
      <style:paragraph-properties fo:margin-top="0.0402in" fo:margin-bottom="0in" loext:contextual-spacing="false"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688in" table:align="margins"/>
    </style:style>
    <style:style style:name="Table1.A" style:family="table-column">
      <style:table-column-properties style:column-width="3.334in" style:rel-column-width="32764*"/>
    </style:style>
    <style:style style:name="Table1.B" style:family="table-column">
      <style:table-column-properties style:column-width="3.3347in" style:rel-column-width="32771*"/>
    </style:style>
    <style:style style:name="Table1.1" style:family="table-row">
      <style:table-row-properties style:min-row-height="0.7972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6.6688in" table:align="margins"/>
    </style:style>
    <style:style style:name="Table2.A" style:family="table-column">
      <style:table-column-properties style:column-width="6.6688in" style:rel-column-width="65535*"/>
    </style:style>
    <style:style style:name="Table2.1" style:family="table-row">
      <style:table-row-properties style:min-row-height="0.3736in"/>
    </style:style>
    <style:style style:name="Table2.A1" style:family="table-cell">
      <style:table-cell-properties style:vertical-align="middle" fo:padding="0.0382in" fo:border="none"/>
    </style:style>
    <style:style style:name="Table2.2" style:family="table-row">
      <style:table-row-properties style:min-row-height="0.3715in"/>
    </style:style>
    <style:style style:name="Table2.A2" style:family="table-cell">
      <style:table-cell-properties style:vertical-align="middle" fo:padding="0.0382in" fo:border="0.05pt solid #666666"/>
    </style:style>
    <style:style style:name="Table3" style:family="table">
      <style:table-properties style:width="6.6688in" table:align="margins"/>
    </style:style>
    <style:style style:name="Table3.A" style:family="table-column">
      <style:table-column-properties style:column-width="6.6688in" style:rel-column-width="65535*"/>
    </style:style>
    <style:style style:name="Table3.A1" style:family="table-cell">
      <style:table-cell-properties fo:padding="0.0382in" fo:border-left="none" fo:border-right="none" fo:border-top="0.05pt solid #808080" fo:border-bottom="none"/>
    </style:style>
    <style:style style:name="MP1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c750ec" officeooo:paragraph-rsid="00c750ec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officeooo:paragraph-rsid="0062b4c3"/>
    </style:style>
    <style:style style:name="MP3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margin-top="0.0402in" fo:margin-bottom="0in" loext:contextual-spacing="false" fo:text-align="center" style:justify-single-word="false"/>
      <style:text-properties style:font-name="FreeSans" fo:font-size="11pt" fo:font-weight="bold" officeooo:rsid="002e81eb" officeooo:paragraph-rsid="00414280" style:font-size-asian="11pt" style:font-weight-asian="bold" style:font-size-complex="11pt" style:font-weight-complex="bold"/>
    </style:style>
    <style:style style:name="MP5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0f77d42"/>
    </style:style>
    <style:style style:name="MP6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262af8"/>
    </style:style>
    <style:style style:name="MP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font-weight="bold" officeooo:rsid="002e81eb" officeooo:paragraph-rsid="0120f7a6" style:font-size-asian="9pt" style:font-weight-asian="bold" style:font-size-complex="9pt" style:font-weight-complex="bold"/>
    </style:style>
    <style:style style:name="MP8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237218"/>
    </style:style>
    <style:style style:name="MP9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0f8ffce"/>
    </style:style>
    <style:style style:name="MP1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font-weight="bold" officeooo:rsid="002e81eb" officeooo:paragraph-rsid="00f8ffce" style:font-size-asian="9pt" style:font-weight-asian="bold" style:font-size-complex="9pt" style:font-weight-complex="bold"/>
    </style:style>
    <style:style style:name="MP11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MP12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116823a" style:font-size-asian="7pt" style:font-size-complex="7pt"/>
    </style:style>
    <style:style style:name="MT1" style:family="text">
      <style:text-properties style:font-name="FreeSans" fo:font-size="8pt" fo:font-weight="bold" officeooo:rsid="002e81eb" style:font-size-asian="8pt" style:font-weight-asian="bold" style:font-size-complex="8pt" style:font-weight-complex="bold"/>
    </style:style>
    <style:style style:name="MT2" style:family="text">
      <style:text-properties style:font-name="FreeSans" fo:font-size="8pt" fo:font-weight="normal" officeooo:rsid="002e81eb" style:font-size-asian="8pt" style:font-weight-asian="normal" style:font-size-complex="8pt" style:font-weight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style:font-name="FreeSans" fo:font-size="8pt" fo:font-weight="normal" officeooo:rsid="011cfc7a" style:font-size-asian="8pt" style:font-weight-asian="normal" style:font-size-complex="8pt" style:font-weight-complex="normal"/>
    </style:style>
    <style:style style:name="MT5" style:family="text">
      <style:text-properties style:font-name="FreeSans" fo:font-size="8pt" fo:font-weight="normal" officeooo:rsid="01262af8" style:font-size-asian="8pt" style:font-weight-asian="normal" style:font-size-complex="8pt" style:font-weight-complex="normal"/>
    </style:style>
    <style:style style:name="MT6" style:family="text">
      <style:text-properties officeooo:rsid="0122c0fb"/>
    </style:style>
    <style:style style:name="MT7" style:family="text">
      <style:text-properties fo:font-size="8pt" fo:font-weight="normal" officeooo:rsid="00a5e58c" style:font-size-asian="8pt" style:font-weight-asian="normal" style:font-size-complex="8pt" style:font-weight-complex="normal"/>
    </style:style>
    <style:style style:name="MT8" style:family="text">
      <style:text-properties fo:font-size="8pt" fo:font-weight="normal" officeooo:rsid="00e52ccc" style:font-size-asian="8pt" style:font-weight-asian="normal" style:font-size-complex="8pt" style:font-weight-complex="normal"/>
    </style:style>
    <style:style style:name="MT9" style:family="text">
      <style:text-properties style:font-name="FreeSans" fo:font-size="8pt" fo:font-weight="normal" officeooo:rsid="01237218" style:font-size-asian="8pt" style:font-weight-asian="normal" style:font-size-complex="8pt" style:font-weight-complex="normal"/>
    </style:style>
    <style:style style:name="MT10" style:family="text">
      <style:text-properties style:font-name="FreeSans" fo:font-size="9pt" fo:font-weight="bold" officeooo:rsid="002e81eb" style:font-size-asian="9pt" style:font-weight-asian="bold" style:font-size-complex="9pt" style:font-weight-complex="bold"/>
    </style:style>
    <style:style style:name="MT11" style:family="text">
      <style:text-properties style:font-name="FreeSans" fo:font-size="9pt" fo:font-weight="bold" officeooo:rsid="0122c0fb" style:font-size-asian="9pt" style:font-weight-asian="bold" style:font-size-complex="9pt" style:font-weight-complex="bold"/>
    </style:style>
    <style:style style:name="MT12" style:family="text">
      <style:text-properties officeooo:rsid="004b4950"/>
    </style:style>
    <style:style style:name="MT13" style:family="text">
      <style:text-properties officeooo:rsid="0119b6c5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fo:border="0.06pt solid #666666" fo:padding="0.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#ffff6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6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10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Contents"><draw:frame draw:style-name="Mfr1" draw:name="Image1" text:anchor-type="paragraph" svg:x="-0.002in" svg:y="-0.2626in" svg:width="3.3335in" svg:height="0.5252in" draw:z-index="0"><draw:image xlink:href="Pictures/10000000000001EF0000004E334A7F48065B6E44.jpg" xlink:type="simple" xlink:show="embed" xlink:actuate="onLoad" loext:mime-type="image/jpeg"/></draw:frame></text:p>
            </table:table-cell>
            <table:table-cell table:style-name="Table1.A1" office:value-type="string">
              <text:p text:style-name="MP1">Reporte de Mesa de Entradas</text:p>
              <text:p text:style-name="MP2"><text:span text:style-name="MT1">Fecha: </text:span><text:span text:style-name="MT2"><text:date style:data-style-name="N10036" text:date-value="2020-02-14T13:59:47.600423907">14/02/2020</text:date></text:span></text:p>
              <text:p text:style-name="MP3"><text:span text:style-name="MT3">Página:</text:span> <text:page-number text:select-page="current">1</text:page-number><text:s/>de <text:page-count>1</text:page-count></text:p>
            </table:table-cell>
          </table:table-row>
        </table:table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"/>
            </table:table-cell>
          </table:table-row>
          <table:table-row table:style-name="Table2.2">
            <table:table-cell table:style-name="Table2.A2" office:value-type="string">
              <text:p text:style-name="MP5"><text:a xlink:type="simple" xlink:href="py3o://if=%22objects.search_missing().last%22" text:style-name="Internet_20_link" text:visited-style-name="Visited_20_Internet_20_Link"><text:span text:style-name="MT4">if="objects.search_missing().last"</text:span></text:a></text:p>
              <text:p text:style-name="MP6"><text:a xlink:type="simple" xlink:href="py3o://if=%22objects.search_missing().maximum%20%3C=%20objects.search_missing().last%22" text:style-name="Internet_20_link" text:visited-style-name="Visited_20_Internet_20_Link"><text:span text:style-name="MT5">if="objects.search_missing().maximum &lt;= objects.search_missing().last"</text:span></text:a></text:p>
              <text:p text:style-name="MP7">Listado de Actos Administrativos <text:span text:style-name="MT6">f</text:span>altantes <text:span text:style-name="MT6">hasta el Nº </text:span><text:a xlink:type="simple" xlink:href="py3o://function=%22objects.search_missing().last%22" text:style-name="Internet_20_link" text:visited-style-name="Visited_20_Internet_20_Link"><text:span text:style-name="MT7">function="objects.search_missing().last"</text:span></text:a></text:p>
              <text:p text:style-name="MP5"><text:a xlink:type="simple" xlink:href="py3o:///if" text:style-name="Internet_20_link" text:visited-style-name="Visited_20_Internet_20_Link"><text:span text:style-name="MT8">/if</text:span></text:a></text:p>
              <text:p text:style-name="MP8"><text:a xlink:type="simple" xlink:href="py3o://if=%22objects.search_missing().maximum%20%3E%20objects.search_missing().last%22" text:style-name="Internet_20_link" text:visited-style-name="Visited_20_Internet_20_Link"><text:span text:style-name="MT9">if="objects.search_missing().maximum &gt; objects.search_missing().last"</text:span></text:a></text:p>
              <text:p text:style-name="MP8"><text:span text:style-name="MT10">Listado de Actos Administrativos </text:span><text:span text:style-name="MT11">f</text:span><text:span text:style-name="MT10">altantes </text:span><text:span text:style-name="MT11">hasta el Nº </text:span><text:a xlink:type="simple" xlink:href="py3o://function=%22objects.search_missing().maximum%22" text:style-name="Internet_20_link" text:visited-style-name="Visited_20_Internet_20_Link"><text:span text:style-name="MT9">function="objects.search_missing().maximum"</text:span></text:a></text:p>
              <text:p text:style-name="MP8"><text:a xlink:type="simple" xlink:href="py3o:///if" text:style-name="Internet_20_link" text:visited-style-name="Visited_20_Internet_20_Link"><text:span text:style-name="MT8">/if</text:span></text:a></text:p>
              <text:p text:style-name="MP6"><text:a xlink:type="simple" xlink:href="py3o:///if" text:style-name="Internet_20_link" text:visited-style-name="Visited_20_Internet_20_Link"><text:span text:style-name="MT8">/if</text:span></text:a></text:p>
              <text:p text:style-name="MP9"><text:a xlink:type="simple" xlink:href="py3o://if=%22not%20objects.search_missing().last%22" text:style-name="Internet_20_link" text:visited-style-name="Visited_20_Internet_20_Link"><text:span text:style-name="MT4">if="not objects.search_missing().last"</text:span></text:a></text:p>
              <text:p text:style-name="MP10">Listado de Actos Administrativos <text:span text:style-name="MT6">f</text:span>altantes</text:p>
              <text:p text:style-name="MP10"><text:a xlink:type="simple" xlink:href="py3o:///if" text:style-name="Internet_20_link" text:visited-style-name="Visited_20_Internet_20_Link"><text:span text:style-name="MT8">/if</text:span></text:a></text:p>
            </table:table-cell>
          </table:table-row>
        </table:table>
        <text:p text:style-name="Header"/>
      </style:header>
      <style:footer>
        <text:p text:style-name="MP11"/>
        <text:p text:style-name="MP11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12"/>
              <text:p text:style-name="MP12"><text:span text:style-name="MT12">Reporte generado por </text:span>RAA – Sistema de Registro de Actos Administrativos<text:line-break/>Tribunal Municipal de Cuentas – <text:span text:style-name="MT13">Municipalidad de Rosario</text:span></text:p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20-02-14T13:59:47.527102875</dc:date>
    <meta:editing-duration>P7DT18H28M10S</meta:editing-duration>
    <meta:editing-cycles>444</meta:editing-cycles>
    <meta:generator>LibreOffice/6.0.7.3$Linux_X86_64 LibreOffice_project/00m0$Build-3</meta:generator>
    <meta:document-statistic meta:table-count="5" meta:image-count="1" meta:object-count="0" meta:page-count="1" meta:paragraph-count="36" meta:word-count="108" meta:character-count="1158" meta:non-whitespace-character-count="1084"/>
    <meta:user-defined meta:name="Info 1"/>
    <meta:user-defined meta:name="Info 2"/>
    <meta:user-defined meta:name="Info 3"/>
    <meta:user-defined meta:name="Info 4"/>
  </office:meta>
</office:document-meta>
</file>